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CoreAnnotationProcessor.PageFlowCoreAnnotationProcessor( AnnotationTypeDeclaration [ ] annotationTypeDecls , CoreAnnotationProcessorEnv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CoreAnnotationProcessor.getChecker( ClassDeclaration classDecl , Diagnostics diagnostic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">
            <text:p text:style-name="Table_20_Contents">2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PageFlowCoreAnnotationProcessor.check( Collection decl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geFlowCoreAnnotationProcessor.getGenerator( ClassDeclaration classDecl , Diagnostics dia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